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justify" style:justify-single-word="false" fo:hyphenation-ladder-count="no-limit"/>
      <style:text-properties officeooo:paragraph-rsid="0016e521" fo:hyphenate="false" fo:hyphenation-remain-char-count="2" fo:hyphenation-push-char-count="2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Cambria" fo:font-size="12pt" fo:font-weight="bold" officeooo:paragraph-rsid="0016e521" style:font-name-asian="Cambria1" style:font-size-asian="12pt" style:font-weight-asian="bold" style:font-name-complex="Cambria1" fo:hyphenate="false" fo:hyphenation-remain-char-count="2" fo:hyphenation-push-char-count="2"/>
    </style:style>
    <style:style style:name="T1" style:family="text">
      <style:text-properties fo:color="#000000" style:font-name="Cambria" fo:font-size="12pt" fo:font-weight="bold" style:font-name-asian="Cambria1" style:font-size-asian="12pt" style:font-weight-asian="bold" style:font-name-complex="Cambria1"/>
    </style:style>
    <style:style style:name="T2" style:family="text">
      <style:text-properties fo:color="#000000" style:font-name="Cambria" fo:font-size="12pt" style:text-underline-style="solid" style:text-underline-width="auto" style:text-underline-color="font-color" fo:font-weight="bold" style:font-name-asian="Cambria1" style:font-size-asian="12pt" style:font-weight-asian="bold" style:font-name-complex="Cambria1"/>
    </style:style>
    <style:style style:name="T3" style:family="text">
      <style:text-properties officeooo:rsid="0016e5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6"/><text:span text:style-name="T3">My All Project</text:span></text:p>
      <text:p text:style-name="P1"><text:span text:style-name="T1">1- </text:span><text:a xlink:type="simple" xlink:href="https://www.nipponsake.ca/" text:style-name="ListLabel_20_1" text:visited-style-name="ListLabel_20_1"><text:span text:style-name="T2">https://www.nipponsake.ca</text:span></text:a></text:p>
      <text:p text:style-name="P1"><text:span text:style-name="T1">2- </text:span><text:a xlink:type="simple" xlink:href="https://saketourism.sakewiz.com/" text:style-name="ListLabel_20_1" text:visited-style-name="ListLabel_20_1"><text:span text:style-name="T2">https://saketourism.sakewiz.com</text:span></text:a></text:p>
      <text:p text:style-name="P1"><text:span text:style-name="T1">3- </text:span><text:a xlink:type="simple" xlink:href="https://www.indyfin.com/" text:style-name="ListLabel_20_1" text:visited-style-name="ListLabel_20_1"><text:span text:style-name="T2">https://www.indyfin.com</text:span></text:a></text:p>
      <text:p text:style-name="P1"><text:span text:style-name="T1">4- </text:span><text:a xlink:type="simple" xlink:href="https://drrzgen3dm0uk.cloudfront.net/" text:style-name="ListLabel_20_1" text:visited-style-name="ListLabel_20_1"><text:span text:style-name="T2">https://drrzgen3dm0uk.cloudfront.net</text:span></text:a></text:p>
      <text:p text:style-name="P1"><text:span text:style-name="T1">5- </text:span><text:a xlink:type="simple" xlink:href="https://dljrvesefvint.cloudfront.net/" text:style-name="ListLabel_20_1" text:visited-style-name="ListLabel_20_1"><text:span text:style-name="T2">https://dljrvesefvint.cloudfront.net</text:span></text:a></text:p>
      <text:p text:style-name="P1"><text:span text:style-name="T1">6- </text:span><text:a xlink:type="simple" xlink:href="http://isticker.com/" text:style-name="ListLabel_20_1" text:visited-style-name="ListLabel_20_1"><text:span text:style-name="T2">http://isticker.com</text:span></text:a></text:p>
      <text:p text:style-name="P1"><text:span text:style-name="T1">7- </text:span><text:a xlink:type="simple" xlink:href="https://cgslate.com/" text:style-name="ListLabel_20_1" text:visited-style-name="ListLabel_20_1"><text:span text:style-name="T2">https://cgslate.com</text:span></text:a></text:p>
      <text:p text:style-name="P1"><text:span text:style-name="T1">8- </text:span><text:a xlink:type="simple" xlink:href="http://asiaspaindia.com/" text:style-name="ListLabel_20_1" text:visited-style-name="ListLabel_20_1"><text:span text:style-name="T2">http://asiaspaindia.com</text:span></text:a></text:p>
      <text:p text:style-name="P1"><text:span text:style-name="T1">9- </text:span><text:a xlink:type="simple" xlink:href="https://shivnaresh.in/" text:style-name="ListLabel_20_1" text:visited-style-name="ListLabel_20_1"><text:span text:style-name="T2">https://shivnaresh.in</text:span></text:a></text:p>
      <text:p text:style-name="P1"><text:span text:style-name="T1">10- </text:span><text:a xlink:type="simple" xlink:href="https://www.gdiworldwide.com/" text:style-name="ListLabel_20_1" text:visited-style-name="ListLabel_20_1"><text:span text:style-name="T2">https://www.gdiworldwide.com</text:span></text:a></text:p>
      <text:p text:style-name="P1"><text:span text:style-name="T1">11- </text:span><text:a xlink:type="simple" xlink:href="http://kscope.events/" text:style-name="ListLabel_20_1" text:visited-style-name="ListLabel_20_1"><text:span text:style-name="T2">http://kscope.events</text:span></text:a></text:p>
      <text:p text:style-name="P1"><text:span text:style-name="T1">12- </text:span><text:a xlink:type="simple" xlink:href="http://verveinterio.com/" text:style-name="ListLabel_20_1" text:visited-style-name="ListLabel_20_1"><text:span text:style-name="T2">http://verveinterio.com</text:span></text:a></text:p>
      <text:p text:style-name="P1"><text:span text:style-name="T1">13- </text:span><text:a xlink:type="simple" xlink:href="http://grosstelecom.com/" text:style-name="ListLabel_20_1" text:visited-style-name="ListLabel_20_1"><text:span text:style-name="T2">http://grosstelecom.com</text:span></text:a></text:p>
      <text:p text:style-name="P1"><text:span text:style-name="T1">14- streamingdunia.com</text:span></text:p>
      <text:p text:style-name="P1"><text:span text:style-name="T1">15- </text:span><text:a xlink:type="simple" xlink:href="http://elitetechservices.in/" text:style-name="ListLabel_20_1" text:visited-style-name="ListLabel_20_1"><text:span text:style-name="T2">http://elitetechservices.in</text:span></text:a></text:p>
      <text:p text:style-name="P1"><text:span text:style-name="T1">16- </text:span><text:a xlink:type="simple" xlink:href="https://flashhaiti.com/" text:style-name="ListLabel_20_1" text:visited-style-name="ListLabel_20_1"><text:span text:style-name="T2">https://flashhaiti.com</text:span></text:a></text:p>
      <text:p text:style-name="P1"><text:span text:style-name="T1">17- Dronsex</text:span></text:p>
      <text:p text:style-name="P1"><text:span text:style-name="T1">18- travel-puls</text:span></text:p>
      <text:p text:style-name="P1"><text:span text:style-name="T1">19- winance</text:span></text:p>
      <text:p text:style-name="P1"><text:span text:style-name="T1">20- </text:span><text:a xlink:type="simple" xlink:href="https://www.orangefit.nl/" text:style-name="ListLabel_20_1" text:visited-style-name="ListLabel_20_1"><text:span text:style-name="T2">https://www.orangefit.nl</text:span></text:a></text:p>
      <text:p text:style-name="P1"><text:span text:style-name="T1">21- </text:span><text:a xlink:type="simple" xlink:href="https://www.deerasa.com/" text:style-name="ListLabel_20_1" text:visited-style-name="ListLabel_20_1"><text:span text:style-name="T2">https://www.deerasa.com</text:span></text:a></text:p>
      <text:p text:style-name="P1"><text:span text:style-name="T1">22- </text:span><text:a xlink:type="simple" xlink:href="https://www.salesforlife.com/" text:style-name="ListLabel_20_1" text:visited-style-name="ListLabel_20_1"><text:span text:style-name="T2">https://www.salesforlife.com</text:span></text:a></text:p>
      <text:p text:style-name="P1"><text:span text:style-name="T1">23- </text:span><text:a xlink:type="simple" xlink:href="https://www.advisorymatch.com/" text:style-name="ListLabel_20_1" text:visited-style-name="ListLabel_20_1"><text:span text:style-name="T2">https://www.advisorymatch.com</text:span></text:a></text:p>
      <text:p text:style-name="P1"><text:span text:style-name="T1">24-http://www.colaborarlabs.com/</text:span></text:p>
      <text:p text:style-name="P1"><text:span text:style-name="T1">25-http://elitetechservices.in/</text:span></text:p>
      <text:p text:style-name="P1"><text:span text:style-name="T1">26- http://melpapp.com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000000" style:font-name="Cambria" fo:font-family="Cambria" style:font-family-generic="roman" style:font-pitch="variable" fo:font-size="12pt" style:text-underline-style="solid" style:text-underline-width="auto" style:text-underline-color="font-color" fo:font-weight="bold" style:font-name-asian="Cambria1" style:font-family-asian="Cambria" style:font-family-generic-asian="system" style:font-pitch-asian="variable" style:font-size-asian="12pt" style:font-weight-asian="bold" style:font-name-complex="Cambria1" style:font-family-complex="Cambria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8:46:26.640167208</meta:creation-date>
    <dc:date>2020-08-05T18:46:59.622265606</dc:date>
    <meta:editing-duration>PT33S</meta:editing-duration>
    <meta:editing-cycles>1</meta:editing-cycles>
    <meta:document-statistic meta:table-count="0" meta:image-count="0" meta:object-count="0" meta:page-count="1" meta:paragraph-count="27" meta:word-count="53" meta:character-count="712" meta:non-whitespace-character-count="680"/>
    <meta:generator>LibreOffice/6.0.7.3$Linux_X86_64 LibreOffice_project/00m0$Build-3</meta:generator>
  </office:meta>
</office:document-meta>
</file>